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138739"/>
    </style:style>
    <style:style style:name="P2" style:family="paragraph" style:parent-style-name="Standard">
      <style:text-properties officeooo:paragraph-rsid="00157a39"/>
    </style:style>
    <style:style style:name="P3" style:family="paragraph" style:parent-style-name="Standard">
      <style:text-properties officeooo:paragraph-rsid="001608e8"/>
    </style:style>
    <style:style style:name="P4" style:family="paragraph" style:parent-style-name="Standard">
      <style:text-properties fo:font-size="15pt" fo:font-weight="bold" officeooo:rsid="001f2df6" officeooo:paragraph-rsid="001f2df6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0add00" officeooo:paragraph-rsid="000add00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paragraph-rsid="001d6faa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officeooo:rsid="0004667a" officeooo:paragraph-rsid="0004667a" style:font-size-asian="15pt" style:font-size-complex="15pt"/>
    </style:style>
    <style:style style:name="P8" style:family="paragraph" style:parent-style-name="Standard">
      <style:text-properties fo:font-size="15pt" officeooo:paragraph-rsid="0005197f" style:font-size-asian="15pt" style:font-size-complex="15pt"/>
    </style:style>
    <style:style style:name="P9" style:family="paragraph" style:parent-style-name="Standard">
      <style:text-properties fo:font-size="15pt" officeooo:paragraph-rsid="0021c49c" style:font-size-asian="15pt" style:font-size-complex="15pt"/>
    </style:style>
    <style:style style:name="P10" style:family="paragraph" style:parent-style-name="Standard">
      <style:text-properties fo:font-size="15pt" officeooo:rsid="0009b404" officeooo:paragraph-rsid="0009b404" style:font-size-asian="15pt" style:font-size-complex="15pt"/>
    </style:style>
    <style:style style:name="P11" style:family="paragraph" style:parent-style-name="Standard">
      <style:text-properties fo:font-size="15pt" officeooo:rsid="00193dc0" officeooo:paragraph-rsid="00193dc0" style:font-size-asian="15pt" style:font-size-complex="15pt"/>
    </style:style>
    <style:style style:name="P12" style:family="paragraph" style:parent-style-name="Standard">
      <style:text-properties fo:font-size="15pt" officeooo:paragraph-rsid="00157a39" style:font-size-asian="15pt" style:font-size-complex="15pt"/>
    </style:style>
    <style:style style:name="P13" style:family="paragraph" style:parent-style-name="Standard">
      <style:text-properties fo:font-size="15pt" fo:language="pt" fo:country="PT" officeooo:rsid="0007cb6e" officeooo:paragraph-rsid="0007cb6e" style:font-size-asian="15pt" style:font-size-complex="15pt"/>
    </style:style>
    <style:style style:name="P14" style:family="paragraph" style:parent-style-name="Standard">
      <style:text-properties fo:font-size="15pt" fo:language="pt" fo:country="PT" officeooo:rsid="00193dc0" officeooo:paragraph-rsid="00193dc0" style:font-size-asian="15pt" style:font-size-complex="15pt"/>
    </style:style>
    <style:style style:name="P15" style:family="paragraph" style:parent-style-name="Standard">
      <style:text-properties fo:font-size="15pt" fo:language="pt" fo:country="PT" officeooo:rsid="001a35e4" officeooo:paragraph-rsid="001a35e4" style:font-size-asian="15pt" style:font-size-complex="15pt"/>
    </style:style>
    <style:style style:name="P16" style:family="paragraph" style:parent-style-name="Standard">
      <style:text-properties fo:font-size="15pt" fo:language="pt" fo:country="PT" officeooo:rsid="001a3f44" officeooo:paragraph-rsid="001a3f44" style:font-size-asian="15pt" style:font-size-complex="15pt"/>
    </style:style>
    <style:style style:name="P17" style:family="paragraph" style:parent-style-name="Standard">
      <style:text-properties fo:font-size="15pt" fo:language="pt" fo:country="PT" officeooo:rsid="0024732e" officeooo:paragraph-rsid="0024732e" style:font-size-asian="15pt" style:font-size-complex="15pt"/>
    </style:style>
    <style:style style:name="P18" style:family="paragraph" style:parent-style-name="Standard">
      <style:text-properties fo:font-size="15pt" fo:language="pt" fo:country="PT" officeooo:rsid="0024d85d" officeooo:paragraph-rsid="0024d85d" style:font-size-asian="15pt" style:font-size-complex="15pt"/>
    </style:style>
    <style:style style:name="P19" style:family="paragraph" style:parent-style-name="Standard">
      <style:text-properties fo:font-size="15pt" fo:language="pt" fo:country="PT" officeooo:rsid="0026dfac" officeooo:paragraph-rsid="0026dfac" style:font-size-asian="15pt" style:font-size-complex="15pt"/>
    </style:style>
    <style:style style:name="P20" style:family="paragraph" style:parent-style-name="Standard">
      <style:text-properties fo:font-size="15pt" fo:language="pt" fo:country="PT" officeooo:rsid="000ab8a2" officeooo:paragraph-rsid="0009b404" style:font-size-asian="15pt" style:font-size-complex="15pt"/>
    </style:style>
    <style:style style:name="P21" style:family="paragraph" style:parent-style-name="Standard">
      <style:text-properties fo:font-size="15pt" fo:language="pt" fo:country="PT" officeooo:rsid="000add00" officeooo:paragraph-rsid="000add00" style:font-size-asian="15pt" style:font-size-complex="15pt"/>
    </style:style>
    <style:style style:name="P22" style:family="paragraph" style:parent-style-name="Standard">
      <style:text-properties fo:font-size="15pt" fo:language="pt" fo:country="PT" officeooo:rsid="000ece7f" officeooo:paragraph-rsid="000ece7f" style:font-size-asian="15pt" style:font-size-complex="15pt"/>
    </style:style>
    <style:style style:name="P23" style:family="paragraph" style:parent-style-name="Standard">
      <style:text-properties fo:font-size="15pt" fo:language="pt" fo:country="PT" officeooo:rsid="001d6faa" officeooo:paragraph-rsid="001d6faa" style:font-size-asian="15pt" style:font-size-complex="15pt"/>
    </style:style>
    <style:style style:name="P24" style:family="paragraph" style:parent-style-name="Standard">
      <style:text-properties fo:font-size="15pt" fo:language="pt" fo:country="PT" officeooo:rsid="001f0b3f" officeooo:paragraph-rsid="001f0b3f" style:font-size-asian="15pt" style:font-size-complex="15pt"/>
    </style:style>
    <style:style style:name="P25" style:family="paragraph" style:parent-style-name="Standard">
      <style:text-properties fo:font-size="15pt" fo:language="pt" fo:country="PT" officeooo:rsid="001066cd" officeooo:paragraph-rsid="001066cd" style:font-size-asian="15pt" style:font-size-complex="15pt"/>
    </style:style>
    <style:style style:name="P26" style:family="paragraph" style:parent-style-name="Standard">
      <style:text-properties fo:font-size="15pt" fo:language="pt" fo:country="PT" officeooo:rsid="001066cd" officeooo:paragraph-rsid="00157a39" style:font-size-asian="15pt" style:font-size-complex="15pt"/>
    </style:style>
    <style:style style:name="P27" style:family="paragraph" style:parent-style-name="Standard">
      <style:text-properties fo:font-size="15pt" fo:language="pt" fo:country="PT" officeooo:rsid="00118a24" officeooo:paragraph-rsid="00157a39" style:font-size-asian="15pt" style:font-size-complex="15pt"/>
    </style:style>
    <style:style style:name="P28" style:family="paragraph" style:parent-style-name="Standard">
      <style:text-properties fo:font-size="15pt" fo:language="pt" fo:country="PT" officeooo:rsid="001331a6" officeooo:paragraph-rsid="00157a39" style:font-size-asian="15pt" style:font-size-complex="15pt"/>
    </style:style>
    <style:style style:name="P29" style:family="paragraph" style:parent-style-name="Standard">
      <style:text-properties fo:font-size="15pt" fo:language="pt" fo:country="PT" officeooo:rsid="002b72ba" officeooo:paragraph-rsid="002b72ba" style:font-size-asian="15pt" style:font-size-complex="15pt"/>
    </style:style>
    <style:style style:name="P30" style:family="paragraph" style:parent-style-name="Standard">
      <style:text-properties fo:font-size="15pt" fo:language="pt" fo:country="PT" officeooo:rsid="002b7dbc" officeooo:paragraph-rsid="002b7dbc" style:font-size-asian="15pt" style:font-size-complex="15pt"/>
    </style:style>
    <style:style style:name="P31" style:family="paragraph" style:parent-style-name="Standard">
      <style:text-properties fo:font-size="15pt" fo:language="pt" fo:country="PT" officeooo:rsid="002b7dbc" officeooo:paragraph-rsid="002c8b24" style:font-size-asian="15pt" style:font-size-complex="15pt"/>
    </style:style>
    <style:style style:name="P32" style:family="paragraph" style:parent-style-name="Standard">
      <style:text-properties fo:font-size="15pt" fo:language="pt" fo:country="PT" officeooo:rsid="002bc9c2" officeooo:paragraph-rsid="002bc9c2" style:font-size-asian="15pt" style:font-size-complex="15pt"/>
    </style:style>
    <style:style style:name="P33" style:family="paragraph" style:parent-style-name="Standard">
      <style:text-properties fo:font-size="15pt" fo:language="pt" fo:country="PT" officeooo:rsid="002dbf94" officeooo:paragraph-rsid="002dbf94" style:font-size-asian="15pt" style:font-size-complex="15pt"/>
    </style:style>
    <style:style style:name="P34" style:family="paragraph" style:parent-style-name="Standard">
      <style:text-properties fo:font-size="15pt" fo:language="pt" fo:country="PT" officeooo:rsid="002eb801" officeooo:paragraph-rsid="002eb801" style:font-size-asian="15pt" style:font-size-complex="15pt"/>
    </style:style>
    <style:style style:name="P35" style:family="paragraph" style:parent-style-name="Standard">
      <style:text-properties fo:font-size="15pt" fo:language="pt" fo:country="PT" officeooo:rsid="00337b0f" officeooo:paragraph-rsid="00337b0f" style:font-size-asian="15pt" style:font-size-complex="15pt"/>
    </style:style>
    <style:style style:name="P36" style:family="paragraph" style:parent-style-name="Standard">
      <style:text-properties fo:font-size="15pt" fo:language="pt" fo:country="PT" officeooo:rsid="0030e2e9" officeooo:paragraph-rsid="0030e2e9" style:font-size-asian="15pt" style:font-size-complex="15pt"/>
    </style:style>
    <style:style style:name="P37" style:family="paragraph" style:parent-style-name="Standard">
      <style:text-properties fo:font-size="15pt" fo:language="pt" fo:country="PT" officeooo:rsid="003809e7" officeooo:paragraph-rsid="003809e7" style:font-size-asian="15pt" style:font-size-complex="15pt"/>
    </style:style>
    <style:style style:name="P38" style:family="paragraph" style:parent-style-name="Standard">
      <style:text-properties fo:font-size="15pt" fo:language="pt" fo:country="PT" officeooo:rsid="003c6265" officeooo:paragraph-rsid="003c6265" style:font-size-asian="15pt" style:font-size-complex="15pt"/>
    </style:style>
    <style:style style:name="P39" style:family="paragraph" style:parent-style-name="Standard">
      <style:text-properties fo:font-size="15pt" fo:language="pt" fo:country="PT" officeooo:rsid="003e5f9e" officeooo:paragraph-rsid="003e5f9e" style:font-size-asian="15pt" style:font-size-complex="15pt"/>
    </style:style>
    <style:style style:name="P40" style:family="paragraph" style:parent-style-name="Standard">
      <style:text-properties fo:font-size="15pt" fo:language="pt" fo:country="PT" officeooo:rsid="003f40f0" officeooo:paragraph-rsid="003f40f0" style:font-size-asian="15pt" style:font-size-complex="15pt"/>
    </style:style>
    <style:style style:name="P41" style:family="paragraph" style:parent-style-name="Standard">
      <style:text-properties fo:font-size="15pt" fo:language="pt" fo:country="PT" officeooo:rsid="00403344" officeooo:paragraph-rsid="00403344" style:font-size-asian="15pt" style:font-size-complex="15pt"/>
    </style:style>
    <style:style style:name="P42" style:family="paragraph" style:parent-style-name="Standard">
      <style:text-properties fo:font-size="15pt" fo:language="pt" fo:country="PT" officeooo:rsid="00411d9c" officeooo:paragraph-rsid="00411d9c" style:font-size-asian="15pt" style:font-size-complex="15pt"/>
    </style:style>
    <style:style style:name="P43" style:family="paragraph" style:parent-style-name="Standard">
      <style:text-properties fo:font-size="15pt" fo:language="pt" fo:country="PT" officeooo:rsid="0041c92d" officeooo:paragraph-rsid="0041c92d" style:font-size-asian="15pt" style:font-size-complex="15pt"/>
    </style:style>
    <style:style style:name="P44" style:family="paragraph" style:parent-style-name="Standard">
      <style:text-properties fo:font-size="15pt" fo:language="pt" fo:country="PT" officeooo:rsid="00439991" officeooo:paragraph-rsid="00439991" style:font-size-asian="15pt" style:font-size-complex="15pt"/>
    </style:style>
    <style:style style:name="P45" style:family="paragraph" style:parent-style-name="Standard">
      <style:text-properties fo:font-size="15pt" fo:language="pt" fo:country="PT" fo:font-weight="bold" officeooo:rsid="001d6faa" officeooo:paragraph-rsid="001d6faa" style:font-size-asian="15pt" style:font-weight-asian="bold" style:font-size-complex="15pt" style:font-weight-complex="bold"/>
    </style:style>
    <style:style style:name="P46" style:family="paragraph" style:parent-style-name="Standard">
      <style:text-properties fo:font-size="15pt" fo:language="pt" fo:country="PT" fo:font-weight="bold" officeooo:rsid="001066cd" officeooo:paragraph-rsid="001066cd" style:font-size-asian="15pt" style:font-weight-asian="bold" style:font-size-complex="15pt" style:font-weight-complex="bold"/>
    </style:style>
    <style:style style:name="P47" style:family="paragraph" style:parent-style-name="Standard">
      <style:text-properties fo:font-size="15pt" fo:language="pt" fo:country="PT" fo:font-weight="bold" officeooo:rsid="000ece7f" officeooo:paragraph-rsid="000ece7f" style:font-size-asian="15pt" style:font-weight-asian="bold" style:font-size-complex="15pt" style:font-weight-complex="bold"/>
    </style:style>
    <style:style style:name="P48" style:family="paragraph" style:parent-style-name="Standard">
      <style:text-properties fo:color="#3333ff" fo:font-size="15pt" fo:language="pt" fo:country="PT" style:text-underline-style="solid" style:text-underline-width="auto" style:text-underline-color="font-color" officeooo:rsid="000ece7f" officeooo:paragraph-rsid="000ece7f" style:font-size-asian="15pt" style:font-size-complex="15pt"/>
    </style:style>
    <style:style style:name="P49" style:family="paragraph" style:parent-style-name="Standard">
      <style:text-properties fo:color="#3333ff" fo:font-size="15pt" fo:language="pt" fo:country="PT" officeooo:rsid="001d6faa" officeooo:paragraph-rsid="001d6faa" style:font-size-asian="15pt" style:font-size-complex="15pt"/>
    </style:style>
    <style:style style:name="P50" style:family="paragraph" style:parent-style-name="Standard">
      <style:text-properties fo:color="#000000" fo:font-size="15pt" fo:language="pt" fo:country="PT" officeooo:rsid="001d6faa" officeooo:paragraph-rsid="001d6faa" style:font-size-asian="15pt" style:font-size-complex="15pt"/>
    </style:style>
    <style:style style:name="P51" style:family="paragraph" style:parent-style-name="Standard">
      <style:text-properties fo:font-size="15pt" fo:language="pt" fo:country="PT" officeooo:rsid="00439991" officeooo:paragraph-rsid="00439991" style:font-size-asian="15pt" style:font-size-complex="15pt"/>
    </style:style>
    <style:style style:name="P52" style:family="paragraph" style:parent-style-name="Standard">
      <style:text-properties fo:font-size="15pt" fo:language="pt" fo:country="PT" officeooo:rsid="0047e561" officeooo:paragraph-rsid="0047e561" style:font-size-asian="15pt" style:font-size-complex="15pt"/>
    </style:style>
    <style:style style:name="T1" style:family="text">
      <style:text-properties officeooo:rsid="0004667a"/>
    </style:style>
    <style:style style:name="T2" style:family="text">
      <style:text-properties fo:language="pt" fo:country="PT"/>
    </style:style>
    <style:style style:name="T3" style:family="text">
      <style:text-properties fo:language="pt" fo:country="PT" officeooo:rsid="000ab8a2"/>
    </style:style>
    <style:style style:name="T4" style:family="text">
      <style:text-properties fo:language="pt" fo:country="PT" officeooo:rsid="000638bd"/>
    </style:style>
    <style:style style:name="T5" style:family="text">
      <style:text-properties fo:language="pt" fo:country="PT" officeooo:rsid="00209e0a"/>
    </style:style>
    <style:style style:name="T6" style:family="text">
      <style:text-properties fo:language="pt" fo:country="PT" officeooo:rsid="0021c49c"/>
    </style:style>
    <style:style style:name="T7" style:family="text">
      <style:text-properties fo:language="pt" fo:country="PT" officeooo:rsid="001d6faa"/>
    </style:style>
    <style:style style:name="T8" style:family="text">
      <style:text-properties fo:language="pt" fo:country="PT" officeooo:rsid="001066cd"/>
    </style:style>
    <style:style style:name="T9" style:family="text">
      <style:text-properties fo:language="en" fo:country="US" officeooo:rsid="000638bd"/>
    </style:style>
    <style:style style:name="T10" style:family="text">
      <style:text-properties officeooo:rsid="000c6d25"/>
    </style:style>
    <style:style style:name="T11" style:family="text">
      <style:text-properties officeooo:rsid="000d1986"/>
    </style:style>
    <style:style style:name="T12" style:family="text">
      <style:text-properties style:text-position="super 58%" fo:font-size="15pt" officeooo:rsid="00157a39" style:font-size-asian="15pt" style:font-size-complex="15pt"/>
    </style:style>
    <style:style style:name="T13" style:family="text">
      <style:text-properties style:text-position="0% 100%" fo:font-size="15pt" style:text-underline-style="none" officeooo:rsid="00157a39" style:font-size-asian="15pt" style:font-size-complex="15pt"/>
    </style:style>
    <style:style style:name="T14" style:family="text">
      <style:text-properties style:text-position="0% 100%" fo:font-size="15pt" officeooo:rsid="00157a39" style:font-size-asian="15pt" style:font-size-complex="15pt"/>
    </style:style>
    <style:style style:name="T15" style:family="text">
      <style:text-properties style:text-position="0% 100%" fo:font-size="15pt" fo:font-weight="bold" officeooo:rsid="001608e8" style:font-size-asian="15pt" style:font-weight-asian="bold" style:font-size-complex="15pt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color="#3333ff" style:text-position="0% 100%" fo:font-size="15pt" style:text-underline-style="none" officeooo:rsid="00157a39" style:font-size-asian="15pt" style:font-size-complex="15pt"/>
    </style:style>
    <style:style style:name="T18" style:family="text">
      <style:text-properties fo:color="#3333ff" style:text-position="0% 100%" fo:font-size="15pt" style:text-underline-style="none" fo:font-weight="normal" officeooo:rsid="001608e8" style:font-size-asian="15pt" style:font-weight-asian="normal" style:font-size-complex="15pt" style:font-weight-complex="normal"/>
    </style:style>
    <style:style style:name="T19" style:family="text">
      <style:text-properties fo:color="#3333ff" style:text-position="0% 100%" fo:font-size="15pt" fo:font-weight="normal" officeooo:rsid="001608e8" style:font-size-asian="15pt" style:font-weight-asian="normal" style:font-size-complex="15pt" style:font-weight-complex="normal"/>
    </style:style>
    <style:style style:name="T20" style:family="text">
      <style:text-properties fo:color="#3333ff" style:text-underline-style="none"/>
    </style:style>
    <style:style style:name="T21" style:family="text">
      <style:text-properties fo:color="#3333ff" fo:font-size="15pt" style:text-underline-style="none" style:font-size-asian="15pt" style:font-size-complex="15pt"/>
    </style:style>
    <style:style style:name="T22" style:family="text">
      <style:text-properties fo:color="#3333ff" fo:font-size="15pt" style:text-underline-style="none" officeooo:rsid="00146c56" style:font-size-asian="15pt" style:font-size-complex="15pt"/>
    </style:style>
    <style:style style:name="T23" style:family="text">
      <style:text-properties style:text-underline-style="none"/>
    </style:style>
    <style:style style:name="T24" style:family="text">
      <style:text-properties fo:color="#000000" style:text-position="0% 100%" fo:font-size="15pt" style:text-underline-style="none" fo:font-weight="normal" officeooo:rsid="001608e8" style:font-size-asian="15pt" style:font-weight-asian="normal" style:font-size-complex="15pt" style:font-weight-complex="normal"/>
    </style:style>
    <style:style style:name="T25" style:family="text">
      <style:text-properties fo:color="#000000" style:text-position="0% 100%" fo:font-size="15pt" style:text-underline-style="none" officeooo:rsid="001608e8" style:font-size-asian="15pt" style:font-size-complex="15pt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fo:font-size="15pt" officeooo:rsid="00157a39" style:font-size-asian="15pt" style:font-size-complex="15pt"/>
    </style:style>
    <style:style style:name="T28" style:family="text">
      <style:text-properties fo:font-size="15pt" fo:font-weight="bold" officeooo:rsid="00138739" style:font-size-asian="15pt" style:font-weight-asian="bold" style:font-size-complex="15pt" style:font-weight-complex="bold"/>
    </style:style>
    <style:style style:name="T29" style:family="text">
      <style:text-properties officeooo:rsid="002c8b24"/>
    </style:style>
    <style:style style:name="T30" style:family="text">
      <style:text-properties officeooo:rsid="002eef96"/>
    </style:style>
    <style:style style:name="T31" style:family="text">
      <style:text-properties officeooo:rsid="0031a6b1"/>
    </style:style>
    <style:style style:name="T32" style:family="text">
      <style:text-properties fo:language="en" fo:country="AU"/>
    </style:style>
    <style:style style:name="T33" style:family="text">
      <style:text-properties fo:language="en" fo:country="GB"/>
    </style:style>
    <style:style style:name="T34" style:family="text">
      <style:text-properties fo:language="en" fo:country="GB" officeooo:rsid="000ab8a2"/>
    </style:style>
    <style:style style:name="T35" style:family="text">
      <style:text-properties officeooo:rsid="00390234"/>
    </style:style>
    <style:style style:name="T36" style:family="text">
      <style:text-properties officeooo:rsid="003c1dc8"/>
    </style:style>
    <style:style style:name="T37" style:family="text">
      <style:text-properties officeooo:rsid="00439991"/>
    </style:style>
    <style:style style:name="T38" style:family="text">
      <style:text-properties officeooo:rsid="00444cef"/>
    </style:style>
    <style:style style:name="T39" style:family="text">
      <style:text-properties officeooo:rsid="0044ea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alavras mais usadas</text:p>
      <text:p text:style-name="P7">Therefore - por isso</text:p>
      <text:p text:style-name="P7">Already - <text:s/>já</text:p>
      <text:p text:style-name="P7">Because:</text:p>
      <text:p text:style-name="P7"><text:tab/>1 - porque respondendo</text:p>
      <text:p text:style-name="P8"><text:span text:style-name="T1"><text:tab/>2 - </text:span><text:span text:style-name="T5">because I need it, I make that – como eu preciso disso, eu faço aquilo</text:span></text:p>
      <text:p text:style-name="P9"><text:span text:style-name="T9">Whether –</text:span><text:span text:style-name="T4"> se - </text:span><text:span text:style-name="T6">i go wether you come</text:span></text:p>
      <text:p text:style-name="P13"><text:span text:style-name="T32">far</text:span> too - demasiado, demais</text:p>
      <text:p text:style-name="P10"><text:span text:style-name="T33">suit - adequa</text:span><text:span text:style-name="T34">r, ajustar, satisfazer # </text:span><text:span text:style-name="T3">suited: adequado</text:span></text:p>
      <text:p text:style-name="P11"><text:span text:style-name="T3">b</text:span><text:span text:style-name="T2">efore – antes</text:span></text:p>
      <text:p text:style-name="P14">after – depois</text:p>
      <text:p text:style-name="P14">instead – ao contrário, em vez disso, <text:span text:style-name="T36">de fato</text:span></text:p>
      <text:p text:style-name="P15">again – novamente</text:p>
      <text:p text:style-name="P16">against – contra</text:p>
      <text:p text:style-name="P17">stil – ainda</text:p>
      <text:p text:style-name="P17">worse – pior</text:p>
      <text:p text:style-name="P18">almost – quase</text:p>
      <text:p text:style-name="P19">within – dentro</text:p>
      <text:p text:style-name="P29">huge – enorme</text:p>
      <text:p text:style-name="P31">further – adicional # <text:span text:style-name="T29">it is easy further</text:span>: <text:span text:style-name="T29">é mais fácil ainda</text:span></text:p>
      <text:p text:style-name="P33">thought – pensamento, opnião</text:p>
      <text:p text:style-name="P35">though – entretanto, ainda que, contudo, todavia </text:p>
      <text:p text:style-name="P34">gonna, going to – <text:span text:style-name="T30">passa a ação para o futuro como will</text:span></text:p>
      <text:p text:style-name="P36">wanna, want – verbo querer <text:span text:style-name="T31"># i wanna see you</text:span></text:p>
      <text:p text:style-name="P37">somewhat – um pouco, um tanto, mais ou menos, algo</text:p>
      <text:p text:style-name="P37">Furthermore – <text:span text:style-name="T35">Além disso</text:span></text:p>
      <text:p text:style-name="P38">as soon as – assim que</text:p>
      <text:p text:style-name="P39">Regardless – independentemente </text:p>
      <text:p text:style-name="P40">To encounter – Encontrar </text:p>
      <text:p text:style-name="P41">Similar – Similar </text:p>
      <text:p text:style-name="P42">from now on – à partir de agora</text:p>
      <text:p text:style-name="P30"/>
      <text:p text:style-name="P20"/>
      <text:p text:style-name="P5"><text:span text:style-name="T3">f</text:span><text:span text:style-name="T2">ormação de sentança:</text:span></text:p>
      <text:p text:style-name="P21">1 – it is coming from there: <text:span text:style-name="T10">isto veio de lá</text:span></text:p>
      <text:p text:style-name="P21"><text:tab/>Where it is comming from: de onde <text:span text:style-name="T11">vem</text:span>?</text:p>
      <text:p text:style-name="P32"/>
      <text:p text:style-name="P32"><text:span text:style-name="T37">2</text:span> – Alternativa:</text:p>
      <text:p text:style-name="P32"><text:tab/>either i work or play: ou eu trabalho ou jogo</text:p>
      <text:p text:style-name="P43"/>
      <text:p text:style-name="P43">4 – That’s why I make this: É por isso que eu fiz isso</text:p>
      <text:p text:style-name="P44"/>
      <text:p text:style-name="P44">5 – I can do this <text:span text:style-name="T16">as many times I want: </text:span><text:span text:style-name="T23">Quantas vezes eu quiser</text:span></text:p>
      <text:p text:style-name="P52"><text:span text:style-name="T23">6 – I make this só that i can make that</text:span></text:p>
      <text:p text:style-name="P43"/>
      <text:p text:style-name="P21"><text:soft-page-break/></text:p>
      <text:p text:style-name="P47">Futuro do pretérito</text:p>
      <text:p text:style-name="P48">would</text:p>
      <text:p text:style-name="P22">examples:</text:p>
      <text:p text:style-name="P22"><text:tab/>I would study</text:p>
      <text:p text:style-name="P22"><text:tab/>I would work</text:p>
      <text:p text:style-name="P22"><text:tab/>I would play etc... </text:p>
      <text:p text:style-name="P22"/>
      <text:p text:style-name="P45">Transformar passado em subjuntivo:</text:p>
      <text:p text:style-name="P23"><text:tab/>I were <text:s/>- If I were<text:tab/></text:p>
      <text:p text:style-name="P23"><text:tab/>I did work – if I did work</text:p>
      <text:p text:style-name="P23"/>
      <text:p text:style-name="P6"><text:span text:style-name="T7">Transformar presente em p</text:span>retérito imperfeito do indicativo:</text:p>
      <text:p text:style-name="P49">Should</text:p>
      <text:p text:style-name="P50"><text:tab/>I work – I should work</text:p>
      <text:p text:style-name="P24"><text:tab/>I <text:span text:style-name="T38">was</text:span> – I should <text:span text:style-name="T39">was</text:span></text:p>
      <text:p text:style-name="P24"/>
      <text:p text:style-name="P25">Preposições:</text:p>
      <text:p text:style-name="P46">in:</text:p>
      <text:p text:style-name="P26"><text:tab/><text:span text:style-name="T20">período de tempo</text:span><text:span text:style-name="T23">:</text:span></text:p>
      <text:p text:style-name="P27"><text:tab/><text:tab/> my birthday is in june</text:p>
      <text:p text:style-name="P26"><text:tab/><text:span text:style-name="T20">lugares maiores</text:span><text:span text:style-name="T23">:</text:span><text:span text:style-name="T16"> </text:span></text:p>
      <text:p text:style-name="P28"><text:tab/><text:tab/>I live in Brazil</text:p>
      <text:p text:style-name="P12"><text:span text:style-name="T8"><text:tab/></text:span><text:span text:style-name="T20">leituras que estão (ou poderiam estar) num papel:</text:span></text:p>
      <text:p text:style-name="P2"><text:span text:style-name="Emphasis"><text:span text:style-name="T26"><text:tab/><text:tab/>I read it </text:span></text:span><text:span text:style-name="Emphasis"><text:span text:style-name="Strong_20_Emphasis"><text:span text:style-name="T26">in </text:span></text:span></text:span><text:span text:style-name="Emphasis"><text:span text:style-name="T26">the newspaper</text:span></text:span></text:p>
      <text:p text:style-name="P1"><text:span text:style-name="Emphasis"><text:span text:style-name="T28">on:</text:span></text:span></text:p>
      <text:p text:style-name="P2"><text:span text:style-name="Emphasis"><text:span text:style-name="T26"><text:tab/></text:span></text:span><text:span text:style-name="Emphasis"><text:span text:style-name="T22">Q</text:span></text:span><text:span text:style-name="Emphasis"><text:span text:style-name="T21">uando se referir a tempo, fica para dias e datas específicos:</text:span></text:span></text:p>
      <text:p text:style-name="P2"><text:span text:style-name="Emphasis"><text:span text:style-name="T27"><text:tab/><text:tab/> He was born </text:span></text:span><text:span text:style-name="Emphasis"><text:span text:style-name="Strong_20_Emphasis"><text:span text:style-name="T27">on</text:span></text:span></text:span><text:span text:style-name="Emphasis"><text:span text:style-name="T27"> <text:tab/>September 24</text:span></text:span><text:span text:style-name="Emphasis"><text:span text:style-name="T12">th</text:span></text:span></text:p>
      <text:p text:style-name="P1"><text:span text:style-name="Emphasis"><text:span text:style-name="T13"><text:tab/></text:span></text:span><text:span text:style-name="Emphasis"><text:span text:style-name="T17">Para falar de lugares, </text:span></text:span><text:span text:style-name="Emphasis"><text:span text:style-name="Strong_20_Emphasis"><text:span text:style-name="T17">on</text:span></text:span></text:span><text:span text:style-name="Emphasis"><text:span text:style-name="T17"> é usado com superfícies como ruas ou objetos em cima <text:tab/>de outros:</text:span></text:span></text:p>
      <text:p text:style-name="P1"><text:span text:style-name="Emphasis"><text:span text:style-name="T14"><text:tab/><text:tab/>The papers are </text:span></text:span><text:span text:style-name="Emphasis"><text:span text:style-name="Strong_20_Emphasis"><text:span text:style-name="T14">on</text:span></text:span></text:span><text:span text:style-name="Emphasis"><text:span text:style-name="T14"> the table</text:span></text:span></text:p>
      <text:p text:style-name="P1"><text:span text:style-name="Emphasis"><text:span text:style-name="T14"><text:tab/><text:tab/></text:span></text:span></text:p>
      <text:p text:style-name="P1"><text:span text:style-name="Emphasis"><text:span text:style-name="T14"><text:tab/></text:span></text:span><text:span text:style-name="Emphasis"><text:span text:style-name="T17">para informações em meios eletrônicos e que não poderiam virar papel:</text:span></text:span></text:p>
      <text:p text:style-name="P1"><text:span text:style-name="Emphasis"><text:span text:style-name="T14"><text:tab/><text:tab/>There is an awesome video </text:span></text:span><text:span text:style-name="Emphasis"><text:span text:style-name="Strong_20_Emphasis"><text:span text:style-name="T14">on </text:span></text:span></text:span><text:span text:style-name="Emphasis"><text:span text:style-name="T14">YouTube</text:span></text:span></text:p>
      <text:p text:style-name="P1"><text:span text:style-name="Emphasis"><text:span text:style-name="T14"/></text:span></text:p>
      <text:p text:style-name="P3"><text:span text:style-name="Emphasis"><text:span text:style-name="T15">at</text:span></text:span></text:p>
      <text:p text:style-name="P3"><text:span text:style-name="Emphasis"><text:span text:style-name="T15"><text:tab/></text:span></text:span><text:span text:style-name="Emphasis"><text:span text:style-name="T19">U</text:span></text:span><text:span text:style-name="Emphasis"><text:span text:style-name="T18">sado para horários, momentos específicos:</text:span></text:span></text:p>
      <text:p text:style-name="P3"><text:span text:style-name="Emphasis"><text:span text:style-name="T18"><text:tab/><text:tab/></text:span></text:span><text:span text:style-name="Emphasis"><text:span text:style-name="T24">I will see you </text:span></text:span><text:span text:style-name="Emphasis"><text:span text:style-name="Strong_20_Emphasis"><text:span text:style-name="T25">at</text:span></text:span></text:span><text:span text:style-name="Emphasis"><text:span text:style-name="T24"> 8 pm</text:span></text:span></text:p>
      <text:p text:style-name="P3"><text:span text:style-name="Emphasis"><text:span text:style-name="T18"><text:tab/>locais específicos:</text:span></text:span></text:p>
      <text:p text:style-name="P3"><text:span text:style-name="Emphasis"><text:span text:style-name="T18"><text:tab/><text:tab/></text:span></text:span><text:span text:style-name="Emphasis"><text:span text:style-name="T24">We are meeting </text:span></text:span><text:span text:style-name="Emphasis"><text:span text:style-name="Strong_20_Emphasis"><text:span text:style-name="T25">at</text:span></text:span></text:span><text:span text:style-name="Emphasis"><text:span text:style-name="T24"> the cafe</text:span>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05:05:40.012022644</meta:creation-date>
    <dc:date>2018-08-11T05:20:16.935608653</dc:date>
    <meta:editing-duration>PT7H54M18S</meta:editing-duration>
    <meta:editing-cycles>63</meta:editing-cycles>
    <meta:generator>LibreOffice/6.0.3.2$Linux_X86_64 LibreOffice_project/00m0$Build-2</meta:generator>
    <meta:document-statistic meta:table-count="0" meta:image-count="0" meta:object-count="0" meta:page-count="2" meta:paragraph-count="73" meta:word-count="379" meta:character-count="2095" meta:non-whitespace-character-count="1706"/>
  </office:meta>
</office:document-meta>
</file>